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tracked-changes>
        <text:changed-region text:id="ct716882048">
          <text:deletion>
            <office:change-info>
              <dc:creator>Angelo Di Iorio</dc:creator>
              <dc:date>2010-09-28T12:30:00</dc:date>
            </office:change-info>
            <text:p text:style-name="Standard">I like </text:p>
          </text:deletion>
        </text:changed-region>
        <text:changed-region text:id="ct612889040">
          <text:deletion>
            <office:change-info>
              <dc:creator>Angelo Di Iorio</dc:creator>
              <dc:date>2010-09-28T12:30:00</dc:date>
            </office:change-info>
            <text:p text:style-name="Standard">the </text:p>
          </text:deletion>
        </text:changed-region>
        <text:changed-region text:id="ct510238304">
          <text:deletion>
            <office:change-info>
              <dc:creator>Silvio Peroni</dc:creator>
              <dc:date>2010-09-28T12:28:00</dc:date>
            </office:change-info>
            <text:p text:style-name="Standard">fairy tale</text:p>
          </text:deletion>
        </text:changed-region>
        <text:changed-region text:id="ct504572560">
          <text:deletion>
            <office:change-info>
              <dc:creator>Fabio Vitali</dc:creator>
              <dc:date>2010-09-28T12:24:00</dc:date>
            </office:change-info>
            <text:p text:style-name="Standard">s. My favourite is</text:p>
          </text:deletion>
        </text:changed-region>
        <text:changed-region text:id="ct495782192">
          <text:deletion>
            <office:change-info>
              <dc:creator>Angelo Di Iorio</dc:creator>
              <dc:date>2010-09-28T12:30:00</dc:date>
            </office:change-info>
            <text:p text:style-name="Standard">movie</text:p>
          </text:deletion>
        </text:changed-region>
        <text:changed-region text:id="ct495782096">
          <text:deletion>
            <office:change-info>
              <dc:creator>Angelo Di Iorio</dc:creator>
              <dc:date>2010-09-28T12:30:00</dc:date>
            </office:change-info>
            <text:p text:style-name="Standard"><text:s/></text:p>
          </text:deletion>
        </text:changed-region>
        <text:changed-region text:id="ct516421008">
          <text:insertion>
            <office:change-info>
              <dc:creator>Silvio Peroni</dc:creator>
              <dc:date>2010-09-28T12:34:00</dc:date>
            </office:change-info>
          </text:insertion>
        </text:changed-region>
        <text:changed-region text:id="ct612889136">
          <text:deletion>
            <office:change-info>
              <dc:creator>Fabio Vitali</dc:creator>
              <dc:date>2010-09-28T12:32:00</dc:date>
            </office:change-info>
            <text:p text:style-name="Standard"><text:s/>and the Seven Dwarfs</text:p>
          </text:deletion>
        </text:changed-region>
        <text:changed-region text:id="ct721093424">
          <text:deletion>
            <office:change-info>
              <dc:creator>Angelo Di Iorio</dc:creator>
              <dc:date>2010-09-28T12:30:00</dc:date>
            </office:change-info>
            <text:p text:style-name="Standard">, based on the homonymous</text:p>
          </text:deletion>
        </text:changed-region>
        <text:changed-region text:id="ct557058720">
          <text:insertion>
            <office:change-info>
              <dc:creator>Angelo Di Iorio</dc:creator>
              <dc:date>2010-09-28T12:30:00</dc:date>
            </office:change-info>
          </text:insertion>
        </text:changed-region>
        <text:changed-region text:id="ct497191504">
          <text:deletion>
            <office:change-info>
              <dc:creator>Silvio Peroni</dc:creator>
              <dc:date>2010-09-28T12:34:00</dc:date>
            </office:change-info>
            <text:p text:style-name="Standard">is my favourite</text:p>
          </text:deletion>
          <text:insertion>
            <office:change-info office:chg-author="Angelo Di Iorio" office:chg-date-time="2010-09-28T12:30:00"/>
          </text:insertion>
        </text:changed-region>
        <text:changed-region text:id="ct492415280">
          <text:deletion>
            <office:change-info>
              <dc:creator>Silvio Peroni</dc:creator>
              <dc:date>2010-09-28T12:34:00</dc:date>
            </office:change-info>
            <text:p text:style-name="Standard"><text:s/>character of</text:p>
          </text:deletion>
          <text:insertion>
            <office:change-info office:chg-author="Fabio Vitali" office:chg-date-time="2010-09-28T12:29:00"/>
          </text:insertion>
        </text:changed-region>
        <text:changed-region text:id="ct644654624">
          <text:insertion>
            <office:change-info>
              <dc:creator>Silvio Peroni</dc:creator>
              <dc:date>2010-09-28T12:34:00</dc:date>
            </office:change-info>
          </text:insertion>
        </text:changed-region>
        <text:changed-region text:id="ct557058816">
          <text:insertion>
            <office:change-info>
              <dc:creator>Fabio Vitali</dc:creator>
              <dc:date>2010-09-28T12:29:00</dc:date>
            </office:change-info>
          </text:insertion>
        </text:changed-region>
        <text:changed-region text:id="ct498399712">
          <text:insertion>
            <office:change-info>
              <dc:creator>Fabio Vitali</dc:creator>
              <dc:date>2010-09-28T12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change text:change-id="ct716882048"/><text:change text:change-id="ct612889040"/><text:change text:change-id="ct510238304"/><text:change text:change-id="ct504572560"/><text:change text:change-id="ct495782192"/><text:change text:change-id="ct495782096"/><text:change-start text:change-id="ct516421008"/>I like to read <text:change-end text:change-id="ct516421008"/>‘Snow White<text:change text:change-id="ct612889136"/>’<text:change text:change-id="ct721093424"/><text:change-start text:change-id="ct557058720"/> <text:change-end text:change-id="ct557058720"/><text:change text:change-id="ct497191504"/><text:change text:change-id="ct492415280"/><text:change-start text:change-id="ct644654624"/>and other<text:change-end text:change-id="ct644654624"/><text:change-start text:change-id="ct557058816"/> fairy tale<text:change-end text:change-id="ct557058816"/><text:change-start text:change-id="ct498399712"/>s<text:change-end text:change-id="ct498399712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nday Sunday</meta:initial-creator>
    <meta:creation-date>2010-09-28T12:21:49</meta:creation-date>
    <dc:date>2010-09-28T12:34:31</dc:date>
    <dc:creator>Silvio Peroni</dc:creator>
    <meta:editing-duration>PT00H07M08S</meta:editing-duration>
    <meta:editing-cycles>11</meta:editing-cycles>
    <meta:generator>OpenOffice.org/3.2$Unix OpenOffice.org_project/320m12$Build-9483</meta:generator>
    <meta:document-statistic meta:table-count="0" meta:image-count="0" meta:object-count="0" meta:page-count="1" meta:paragraph-count="11" meta:word-count="35" meta:character-count="169"/>
  </office:meta>
</office:document-meta>
</file>